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0ba2"/>
    </style:style>
    <style:style style:name="P2" style:family="paragraph" style:parent-style-name="Standard">
      <style:text-properties officeooo:rsid="0018c049" officeooo:paragraph-rsid="0018c049"/>
    </style:style>
    <style:style style:name="P3" style:family="paragraph" style:parent-style-name="Standard">
      <style:text-properties fo:color="#ff4000" loext:opacity="100%" fo:language="zxx" fo:country="none" officeooo:rsid="00168cfd" officeooo:paragraph-rsid="00168cfd" style:language-asian="zxx" style:country-asian="none" style:language-complex="zxx" style:country-complex="none"/>
    </style:style>
    <style:style style:name="P4" style:family="paragraph" style:parent-style-name="Text_20_body">
      <style:text-properties officeooo:paragraph-rsid="001d3e99"/>
    </style:style>
    <style:style style:name="P5" style:family="paragraph" style:parent-style-name="Text_20_body">
      <style:text-properties officeooo:paragraph-rsid="001f15e0"/>
    </style:style>
    <style:style style:name="P6" style:family="paragraph" style:parent-style-name="Standard">
      <style:text-properties fo:language="zxx" fo:country="none" officeooo:rsid="00160ba2" officeooo:paragraph-rsid="00160ba2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8cfd" officeooo:paragraph-rsid="00179888" style:language-asian="zxx" style:country-asian="none" style:language-complex="zxx" style:country-complex="none"/>
    </style:style>
    <style:style style:name="P8" style:family="paragraph" style:parent-style-name="Standard">
      <style:text-properties fo:color="#ffffd7" loext:opacity="100%" fo:language="zxx" fo:country="none" officeooo:rsid="0018c049" officeooo:paragraph-rsid="0018c049" style:language-asian="zxx" style:country-asian="none" style:language-complex="zxx" style:country-complex="none"/>
    </style:style>
    <style:style style:name="P9" style:family="paragraph" style:parent-style-name="Standard">
      <style:text-properties fo:color="#ffffd7" loext:opacity="100%" fo:language="zxx" fo:country="none" officeooo:rsid="00179888" officeooo:paragraph-rsid="00179888" style:language-asian="zxx" style:country-asian="none" style:language-complex="zxx" style:country-complex="none"/>
    </style:style>
    <style:style style:name="P10" style:family="paragraph" style:parent-style-name="Standard">
      <style:text-properties fo:color="#ffffd7" loext:opacity="100%" fo:language="zxx" fo:country="none" officeooo:rsid="00179888" officeooo:paragraph-rsid="001b9776" style:language-asian="zxx" style:country-asian="none" style:language-complex="zxx" style:country-complex="none"/>
    </style:style>
    <style:style style:name="P11" style:family="paragraph" style:parent-style-name="Standard">
      <style:text-properties fo:color="#ffffd7" loext:opacity="100%" fo:language="zxx" fo:country="none" officeooo:rsid="00168cfd" officeooo:paragraph-rsid="00168cfd" style:language-asian="zxx" style:country-asian="none" style:language-complex="zxx" style:country-complex="none"/>
    </style:style>
    <style:style style:name="P12" style:family="paragraph" style:parent-style-name="Standard">
      <style:text-properties fo:color="#00a933" loext:opacity="100%" officeooo:paragraph-rsid="00160ba2"/>
    </style:style>
    <style:style style:name="P13" style:family="paragraph" style:parent-style-name="Standard">
      <style:text-properties fo:color="#800080" loext:opacity="100%" officeooo:paragraph-rsid="00160ba2"/>
    </style:style>
    <style:style style:name="P14" style:family="paragraph" style:parent-style-name="Standard">
      <style:text-properties fo:color="#800080" loext:opacity="100%" officeooo:rsid="00168cfd" officeooo:paragraph-rsid="00168cfd"/>
    </style:style>
    <style:style style:name="P15" style:family="paragraph" style:parent-style-name="Standard">
      <style:text-properties fo:color="#800080" loext:opacity="100%" officeooo:rsid="00168cfd" officeooo:paragraph-rsid="00179888"/>
    </style:style>
    <style:style style:name="P16" style:family="paragraph" style:parent-style-name="Text_20_body">
      <style:text-properties fo:color="#ffffd7" loext:opacity="100%" officeooo:paragraph-rsid="00168cfd"/>
    </style:style>
    <style:style style:name="T1" style:family="text">
      <style:text-properties officeooo:rsid="0014f045"/>
    </style:style>
    <style:style style:name="T2" style:family="text">
      <style:text-properties officeooo:rsid="00160ba2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160ba2" style:language-asian="zxx" style:country-asian="none" style:language-complex="zxx" style:country-complex="none"/>
    </style:style>
    <style:style style:name="T5" style:family="text">
      <style:text-properties fo:language="zxx" fo:country="none" officeooo:rsid="00168cfd" style:language-asian="zxx" style:country-asian="none" style:language-complex="zxx" style:country-complex="none"/>
    </style:style>
    <style:style style:name="T6" style:family="text">
      <style:text-properties fo:language="zxx" fo:country="none" officeooo:rsid="00179888" style:language-asian="zxx" style:country-asian="none" style:language-complex="zxx" style:country-complex="none"/>
    </style:style>
    <style:style style:name="T7" style:family="text">
      <style:text-properties fo:language="zxx" fo:country="none" officeooo:rsid="0018c049" style:language-asian="zxx" style:country-asian="none" style:language-complex="zxx" style:country-complex="none"/>
    </style:style>
    <style:style style:name="T8" style:family="text">
      <style:text-properties fo:language="zxx" fo:country="none" officeooo:rsid="0021c01f" style:language-asian="zxx" style:country-asian="none" style:language-complex="zxx" style:country-complex="none"/>
    </style:style>
    <style:style style:name="T9" style:family="text">
      <style:text-properties officeooo:rsid="001b9776"/>
    </style:style>
    <style:style style:name="T10" style:family="text">
      <style:text-properties fo:language="it" fo:country="IT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0080" loext:opacity="100%" fo:language="it" fo:country="IT" fo:font-weight="normal" style:font-weight-asian="normal" style:font-weight-complex="normal"/>
    </style:style>
    <style:style style:name="T13" style:family="text">
      <style:text-properties fo:color="#800080" loext:opacity="100%" fo:font-weight="normal" style:font-weight-asian="normal" style:font-weight-complex="normal"/>
    </style:style>
    <style:style style:name="T14" style:family="text">
      <style:text-properties fo:color="#00a933" loext:opacity="100%" fo:language="it" fo:country="I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1 :</text:p>
      <text:p text:style-name="P12"><text:span text:style-name="T1">Oggi abbiamo deciso di parlarvi d</text:span><text:span text:style-name="T2">el</text:span><text:span text:style-name="T1"> fumo passivo perché è un </text:span><text:span text:style-name="T3">problema </text:span><text:span text:style-name="T4">pocco </text:span><text:span text:style-name="T3">conosciuto e </text:span><text:span text:style-name="T4">persistente del la socièta actuale.</text:span></text:p>
      <text:p text:style-name="P6"/>
      <text:p text:style-name="P1"><text:span text:style-name="T4">P</text:span><text:span text:style-name="T7">arti 2:</text:span></text:p>
      <text:p text:style-name="P13"><text:span text:style-name="T4">Il visual rappresenta dei non fumatore che guardano verso i fum</text:span><text:span text:style-name="T5">a</text:span><text:span text:style-name="T4">tori. </text:span></text:p>
      <text:p text:style-name="P13"><text:span text:style-name="T4">Lo slogan si trova </text:span><text:span text:style-name="T5">in alto e</text:span><text:span text:style-name="T3"> </text:span><text:span text:style-name="T4">ordina ai fumatori di allontanarsi dalle persone non fumatori. </text:span><text:span text:style-name="T5">L'occhiello parla del danno del fumo sulla salute.</text:span></text:p>
      <text:p text:style-name="P14"><text:span text:style-name="T4">I</text:span><text:span text:style-name="T3">l testo è un</text:span><text:span text:style-name="T8">a</text:span><text:span text:style-name="T3"> statistica <text:s/>del numero di persone che soffrono a causa del fumo passivo.</text:span></text:p>
      <text:p text:style-name="P15"><text:span text:style-name="T3">Il logo e quello del ministero italian</text:span><text:span text:style-name="T6">o</text:span><text:span text:style-name="T3"> della salute.</text:span></text:p>
      <text:p text:style-name="P7"/>
      <text:p text:style-name="P8">Partie 3:</text:p>
      <text:p text:style-name="P9">La publcita </text:p>
      <text:p text:style-name="P10">-La fumée symbolise des ordre/addiction</text:p>
      <text:p text:style-name="P9">-La couleur rouge représent dépendance/sang/attirence/douleur/maladie/</text:p>
      <text:p text:style-name="P9">-Le texte amène a éprouver d<text:span text:style-name="T9">u</text:span> choquer des conséquence du problème/<text:span text:style-name="T9">de la peur</text:span></text:p>
      <text:p text:style-name="P9">-Le logo sert a officialiser l affiche/ a apporter de la crédibilité</text:p>
      <text:p text:style-name="P9"/>
      <text:p text:style-name="P9">-Utilisation du tu pour toucher le plus de fumeur possible comme si on s adrésser a eu personnélement</text:p>
      <text:p text:style-name="P9"/>
      <text:p text:style-name="P9">-Les couleur sont sombre et froide avec une touche de rouge pour attiré les regard.</text:p>
      <text:p text:style-name="P11"/>
      <text:p text:style-name="P16"/>
      <text:p text:style-name="P4"><text:span text:style-name="Strong_20_Emphasis"><text:span text:style-name="T10">Parte 3: Pubblicità </text:span></text:span></text:p>
      <text:p text:style-name="P5"><text:span text:style-name="Strong_20_Emphasis"><text:span text:style-name="T14">1. Il fumo come simbolo</text:span></text:span></text:p>
      <text:p text:style-name="P5"><text:span text:style-name="Strong_20_Emphasis"><text:span text:style-name="T14">Il fumo, nelle pubblicità legate al fumo, è spesso usato per simboleggiare l'ordine e la dipendenza. Rappresenta lo stretto legame tra il consumo di tabacco e la dipendenza che provoca e mostra come il tabacco interferisca gradualmente nella vita quotidiana dei fumatori.</text:span></text:span></text:p>
      <text:p text:style-name="P5"><text:span text:style-name="Strong_20_Emphasis"><text:span text:style-name="T14">2. Il ruolo dei colori</text:span></text:span></text:p>
      <text:p text:style-name="P5"><text:span text:style-name="Strong_20_Emphasis"><text:span text:style-name="T14">Il rosso rappresenta la dipendenza, ma anche il sangue, il dolore e la malattia. Questo colore intenso mira ad avere un impatto e creare uno shock visivo che rafforza il messaggio sulle gravi conseguenze del fumo. Attira l'attenzione evocando una sensazione di pericolo imminente.</text:span></text:span></text:p>
      <text:p text:style-name="P5"><text:span text:style-name="Strong_20_Emphasis"><text:span text:style-name="T12">3. Il testo e i suoi effetti</text:span></text:span></text:p>
      <text:p text:style-name="P5"><text:span text:style-name="Strong_20_Emphasis"><text:span text:style-name="T12"><text:s/>Il testo della pubblicità ha lo scopo di scioccare le persone sulle conseguenze del fumo passivo. Il messaggio è diretto e di grande impatto, mira a sensibilizzare e provocare una reazione, ricordando al tempo stesso gli effetti devastanti delle sigarette sulla salute.</text:span></text:span></text:p>
      <text:p text:style-name="P5"><text:span text:style-name="Strong_20_Emphasis"><text:span text:style-name="T12">4. Il logo e la sua credibilità</text:span></text:span></text:p>
      <text:p text:style-name="P5"><text:span text:style-name="Strong_20_Emphasis"><text:span text:style-name="T12"><text:s/>Il logo sull'annuncio serve a formalizzare il messaggio e dare credibilità al manifesto.</text:span></text:span></text:p>
      <text:p text:style-name="P5"><text:span text:style-name="Strong_20_Emphasis"><text:span text:style-name="T14">5. Usare "tu" per toccare personalmente</text:span></text:span></text:p>
      <text:p text:style-name="P5"><text:span text:style-name="Strong_20_Emphasis"><text:span text:style-name="T14">L'uso della seconda persona singolare, "tu", nella pubblicità è una tecnica efficace per rivolgersi in modo più personale al fumatore, come se fosse direttamente interessato dal messaggio.</text:span></text:span></text:p>
      <text:p text:style-name="P5"><text:span text:style-name="Strong_20_Emphasis"><text:span text:style-name="T12">6. La scelta dei colori scuri e freddi</text:span></text:span></text:p>
      <text:p text:style-name="P5"><text:soft-page-break/><text:span text:style-name="Strong_20_Emphasis"><text:span text:style-name="T12">Nelle pubblicità dei fumatori vengono utilizzati colori scuri e freddi, che danno l’idea di serietà e pericolo.</text:span></text:span><text:span text:style-name="Strong_20_Emphasis"><text:span text:style-name="T13"> </text:span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3T10:21:28.372000000</meta:creation-date>
    <dc:date>2024-12-20T10:31:06.732000000</dc:date>
    <meta:editing-duration>PT10M14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28" meta:word-count="382" meta:character-count="2362" meta:non-whitespace-character-count="2001"/>
  </office:meta>
</office:document-meta>
</file>